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439cm"/>
      <style:paragraph-properties style:writing-mode="lr-tb"/>
    </style:style>
    <style:style style:name="pr11" style:family="presentation" style:parent-style-name="Standard_20_3-title">
      <style:graphic-properties draw:auto-grow-height="true" fo:min-height="3.163cm"/>
      <style:paragraph-properties style:writing-mode="lr-tb"/>
    </style:style>
    <style:style style:name="pr12" style:family="presentation" style:parent-style-name="Standard_20_3-outline1">
      <style:graphic-properties fo:min-height="11.929cm"/>
      <style:paragraph-properties style:writing-mode="lr-tb"/>
    </style:style>
    <style:style style:name="pr13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5cm" fo:text-indent="0cm"/>
    </style:style>
    <style:style style:name="P6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32pt" fo:font-style="italic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3.8cm" presentation:class="title" presentation:user-transformed="true">
          <draw:text-box>
            <text:p>Jupyter, PICAT, DFS <text:s/>em profundidade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>Marcio Minicz</text:p>
              </text:list-item>
              <text:list-item>
                <text:p>Hakan <text:s/>Kjellerstran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5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A linguagem PICAT</text:p>
              </text:list-item>
              <text:list-item>
                <text:p>O extensão para PICAT <text:s/>se executar sob o ambiente Jupyter</text:p>
              </text:list-item>
              <text:list-item>
                <text:p>Facilidades e desvantagens</text:p>
              </text:list-item>
              <text:list-item>
                <text:p>Um grafo – um problema</text:p>
              </text:list-item>
              <text:list-item>
                <text:p>Representações de grafos em PICAT</text:p>
              </text:list-item>
              <text:list-item>
                <text:p>“Depth First Search” (DFS)</text:p>
              </text:list-item>
              <text:list-item>
                <text:p>Implementações (3): a clássica; um com grafo como argumento; e uma terceira usando pilha (se der tempo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 text:style-name="P1">Pré-requisitos:<text:tab/><text:tab/>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Conhecimento do ambiente Jupyter (provavelmente vais saber mais que eu)</text:p>
              </text:list-item>
              <text:list-item>
                <text:p text:style-name="P3">Conhecimento de PICAT – nível intermediário</text:p>
              </text:list-item>
              <text:list-item>
                <text:p text:style-name="P3">Estrutura de dados</text:p>
              </text:list-item>
              <text:list-item>
                <text:p text:style-name="P3">Buscas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 text:style-name="P1">Um Jupyter para PICAT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Uma máquina virtual Picat sob o Jupyter</text:p>
              </text:list-item>
              <text:list-item>
                <text:p text:style-name="P3"><text:s/>O site é <text:s/><text:a xlink:href="https://pypi.org/project/ipicat/" xlink:type="simple">https://pypi.org/project/ipicat/</text:a><text:s/>o autor é o Marcio Muniz </text:p>
              </text:list-item>
              <text:list-item>
                <text:p text:style-name="P3">Basicamente, com Python e Picat instalados:<text:line-break/><text:tab/></text:p>
                <text:list>
                  <text:list-item>
                    <text:p text:style-name="P1">pip install jupyter</text:p>
                  </text:list-item>
                  <text:list-item>
                    <text:p text:style-name="P1">pip install ipic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10" draw:text-style-name="P1" draw:layer="layout" svg:width="21.4cm" svg:height="3.439cm" svg:x="1.4cm" svg:y="0.699cm" presentation:class="title" presentation:user-transformed="true">
          <draw:text-box>
            <text:p>Com o Jupyter notebook aberto num navegador: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uma célula: <text:span text:style-name="T1">%load_ext ipicat</text:span></text:p>
              </text:list-item>
              <text:list-item>
                <text:p><text:span text:style-name="T1">%%picat</text:span> na primeira linha de cada <text:s/>célula que ser for usar um teste em Picat</text:p>
              </text:list-item>
              <text:list-item>
                <text:p>Finalmente, a restrição sempre um template com um <text:span text:style-name="T1">main</text:span> para usar como um Pyth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10" draw:text-style-name="P1" draw:layer="layout" svg:width="21.4cm" svg:height="3.439cm" svg:x="1.4cm" svg:y="0.699cm" presentation:class="title" presentation:user-transformed="true">
          <draw:text-box>
            <text:p>O que NÃO está incluso nesta apresentação: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Instalar e usar o Jupyter notebook: <text:a xlink:href="https://jupyter.org/" xlink:type="simple">https://jupyter.org</text:a></text:p>
              </text:list-item>
              <text:list-item>
                <text:p text:style-name="P3">PICAT: <text:a xlink:href="http://picat-lang.org/" xlink:type="simple">http://picat-lang.org</text:a><text:s/>e playlist no meu canal de Youtube @claudio_sa, um curso de PICAT, completo em Português.</text:p>
              </text:list-item>
              <text:list-item>
                <text:p text:style-name="P3">Aprender o DFS – (<text:span text:style-name="T2">depth first search</text:span>) - busca em profundida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 text:style-name="P1">Sobre o grafo apresentado:<text:tab/></text:p>
          </draw:text-box>
        </draw:frame>
        <draw:frame presentation:style-name="pr8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i criado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 text:style-name="P5"><text:span text:style-name="T3">O objeto é <text:s/>descrever um <text:s/>DFS segundo o seu </text:span><text:span text:style-name="T3">gosto </text:span>ou um estilo</text:p>
              </text:list-item>
              <text:list-item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>DFS – Visão Clássica - Eficiente</text:p>
          </draw:text-box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>DFS – Visão Elegante</text:p>
          </draw:text-box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 presentation:user-transformed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>DFS – Visão Iterativa</text:p>
          </draw:text-box>
        </draw:frame>
        <draw:frame presentation:style-name="pr8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3" presentation:presentation-page-layout-name="AL2T3">
        <draw:frame presentation:style-name="pr11" draw:text-style-name="P1" draw:layer="layout" svg:width="21.4cm" svg:height="3.163cm" svg:x="1.4cm" svg:y="0.837cm" presentation:class="title" presentation:placeholder="true">
          <draw:text-box/>
        </draw:frame>
        <draw:frame presentation:style-name="pr12" draw:text-style-name="P1" draw:layer="layout" svg:width="12.023cm" svg:height="12.179cm" svg:x="1.4cm" svg:y="4.914cm" presentation:class="outline" presentation:placeholder="true">
          <draw:text-box/>
        </draw:frame>
        <draw:frame presentation:style-name="pr12" draw:text-style-name="P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3T19">
        <draw:frame presentation:style-name="pr1" draw:text-style-name="P6" draw:layer="layout" svg:width="18.599cm" svg:height="3.506cm" svg:x="7.3cm" svg:y="8.8cm" presentation:class="title" presentation:user-transformed="true">
          <draw:text-box>
            <text:p><text:span text:style-name="T4">This work is licensed under</text:span><text:span text:style-name="T4"><text:line-break/></text:span><text:span text:style-name="T4">a Creative Commons Attribution-ShareAlike 3.0 Unported License.</text:span><text:span text:style-name="T4"><text:line-break/></text:span><text:span text:style-name="T4">It makes use of the works of</text:span><text:span text:style-name="T4"><text:line-break/></text:span><text:span text:style-name="T4">Kelly Loves Whales and Nick Merritt.</text:span></text:p>
          </draw:text-box>
        </draw:frame>
        <draw:frame draw:style-name="gr2" draw:text-style-name="P7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19DT21H48M34S</meta:editing-duration>
    <meta:editing-cycles>11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08-12T23:00:56.301684948</dc:date>
    <meta:document-statistic meta:object-count="135"/>
  </office:meta>
</office:document-meta>
</file>